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4.916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Table_20_Contents">
      <style:text-properties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  <text:p text:style-name="P10"/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port_of_loading_id and o.port_of_loading_id.name or ''&gt;</text:placeholder></text:p>
            <text:p text:style-name="P10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  <text:p text:style-name="P7"><text:s text:c="2"/></text:p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0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1:05:13</dc:date>
    <meta:editing-duration>PT14H23M19S</meta:editing-duration>
    <meta:editing-cycles>273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36" meta:word-count="194" meta:character-count="2256" meta:non-whitespace-character-count="1896"/>
  </office:meta>
</office:document-meta>
</file>